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ud </meta:initial-creator>
    <meta:creation-date>2013-10-09T23:35:42.25297503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2.3$Linux_X86_64 LibreOffice_project/410m0$Build-3</meta:generator>
  </office:meta>
</office:document-meta>
</file>